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properties style:font-name="Arial1" fo:font-size="12pt" fo:font-weight="bold" style:font-size-asian="12pt" style:font-weight-asian="bold" style:font-size-complex="12pt" style:font-weight-complex="bold"/>
    </style:style>
    <style:style style:name="P2"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2pt" style:font-size-asian="12pt" style:font-size-complex="12pt"/>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style:style>
    <style:style style:name="P7"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style:style>
    <style:style style:name="P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style:font-name-asian="DejaVu Sans" style:font-size-asian="12pt" style:font-style-asian="normal" style:font-name-complex="Lohit Hindi" style:font-size-complex="12pt" style:font-style-complex="normal"/>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fo:font-size="12pt" fo:font-style="normal" style:font-name-asian="DejaVu Sans" style:font-size-asian="12pt" style:font-style-asian="normal" style:font-name-complex="Lohit Hindi" style:font-size-complex="12pt" style:font-style-complex="normal"/>
    </style:style>
    <style:style style:name="P10"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11" style:family="paragraph" style:parent-style-name="Text_20_body">
      <style:paragraph-properties fo:margin-left="0cm" fo:margin-right="0cm" fo:margin-top="0cm" fo:margin-bottom="0cm" fo:line-height="100%" fo:text-align="justify" style:justify-single-word="false" fo:text-indent="0cm" style:auto-text-indent="false"/>
    </style:style>
    <style:style style:name="P1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style:font-name-asian="DejaVu Sans" style:font-size-asian="10pt" style:font-style-asian="normal" style:font-name-complex="Lohit Hindi" style:font-size-complex="10pt" style:font-style-complex="normal"/>
    </style:style>
    <style:style style:name="P13"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style:font-name-asian="DejaVu Sans" style:font-size-asian="10pt" style:font-style-asian="normal" style:font-name-complex="Lohit Hindi" style:font-size-complex="10pt" style:font-style-complex="normal"/>
    </style:style>
    <style:style style:name="P1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15"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16"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normal" style:font-name-asian="DejaVu Sans" style:font-size-asian="10pt" style:font-style-asian="normal" style:font-weight-asian="normal" style:font-name-complex="Lohit Hindi" style:font-size-complex="10pt" style:font-style-complex="normal" style:font-weight-complex="normal"/>
    </style:style>
    <style:style style:name="P17"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style:font-size-asian="10pt" style:font-style-asian="normal" style:font-size-complex="10pt" style:font-style-complex="normal"/>
    </style:style>
    <style:style style:name="P1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style:font-size-asian="10pt" style:font-size-complex="10pt"/>
    </style:style>
    <style:style style:name="P19"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style>
    <style:style style:name="P20" style:family="paragraph" style:parent-style-name="Text_20_body">
      <style:paragraph-properties fo:margin-left="0cm" fo:margin-right="0.026cm" fo:margin-top="0cm" fo:margin-bottom="0cm" fo:line-height="100%" fo:text-align="start"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21" style:family="paragraph" style:parent-style-name="Text_20_body">
      <style:paragraph-properties fo:margin-top="0cm" fo:margin-bottom="0cm" fo:line-height="150%" fo:text-align="justify" style:justify-single-word="false">
        <style:tab-stops>
          <style:tab-stop style:position="-1.005cm"/>
        </style:tab-stops>
      </style:paragraph-properties>
      <style:text-properties style:font-name="Arial1"/>
    </style:style>
    <style:style style:name="P22"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24"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25" style:family="paragraph" style:parent-style-name="Standard" style:list-style-name="L1">
      <style:paragraph-properties fo:margin-top="0cm" fo:margin-bottom="0cm" fo:line-height="150%" fo:text-align="justify" style:justify-single-word="false"/>
      <style:text-properties style:font-name="Arial1" fo:font-size="12pt" style:font-size-asian="12pt" style:font-size-complex="12pt"/>
    </style:style>
    <style:style style:name="P26" style:family="paragraph" style:parent-style-name="Contents_20_2">
      <style:paragraph-properties>
        <style:tab-stops>
          <style:tab-stop style:position="15.501cm" style:type="right" style:leader-style="dotted" style:leader-text="."/>
        </style:tab-stops>
      </style:paragraph-properties>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style:font-name-asian="DejaVu Sans" style:font-size-asian="12pt" style:font-style-asian="normal" style:font-name-complex="Lohit Hindi" style:font-size-complex="12pt" style:font-style-complex="normal"/>
    </style:style>
    <style:style style:name="P29"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style:font-name-asian="DejaVu Sans" style:font-size-asian="10pt" style:font-style-asian="normal" style:font-name-complex="Lohit Hindi" style:font-size-complex="10pt" style:font-style-complex="normal"/>
    </style:style>
    <style:style style:name="P30"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31"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P3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style:font-name-asian="DejaVu Sans" style:font-size-asian="10pt" style:font-style-asian="normal" style:font-weight-asian="normal" style:font-name-complex="Lohit Hindi" style:font-size-complex="10pt" style:font-style-complex="normal" style:font-weight-complex="normal"/>
    </style:style>
    <style:style style:name="P33"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style:font-size-asian="10pt" style:font-size-complex="10pt"/>
    </style:style>
    <style:style style:name="P34" style:family="paragraph" style:parent-style-name="Heading_20_2">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style:font-size-asian="12pt" style:font-size-complex="12pt"/>
    </style:style>
    <style:style style:name="P35"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style:font-size-asian="12pt" style:font-size-complex="12pt"/>
    </style:style>
    <style:style style:name="P36"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style>
    <style:style style:name="P37" style:family="paragraph" style:parent-style-name="Heading_20_1">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38" style:family="paragraph" style:parent-style-name="Heading_20_1">
      <style:paragraph-properties fo:margin-left="0cm" fo:margin-right="0cm" fo:margin-top="0cm" fo:margin-bottom="0cm" fo:line-height="150%" fo:text-align="justify" style:justify-single-word="false" fo:text-indent="0cm" style:auto-text-indent="false" fo:keep-with-next="always"/>
      <style:text-properties style:font-name="Arial1" fo:font-size="12pt" style:font-name-asian="DejaVu Sans" style:font-size-asian="12pt" style:font-name-complex="Lohit Hindi" style:font-size-complex="12pt"/>
    </style:style>
    <style:style style:name="P39"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fo:font-weight="bold" style:font-name-asian="DejaVu Sans" style:font-size-asian="12pt" style:font-style-asian="normal" style:font-weight-asian="bold" style:font-name-complex="Lohit Hindi" style:font-size-complex="12pt" style:font-style-complex="normal" style:font-weight-complex="bold"/>
    </style:style>
    <style:style style:name="P40"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style:font-name-asian="DejaVu Sans" style:font-size-asian="12pt" style:font-style-asian="normal" style:font-name-complex="Lohit Hindi" style:font-size-complex="12pt" style:font-style-complex="normal"/>
    </style:style>
    <style:style style:name="P41"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style>
    <style:style style:name="P42" style:family="paragraph" style:parent-style-name="Heading_20_3">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normal" style:font-name-asian="DejaVu Sans" style:font-style-asian="normal" style:font-name-complex="Lohit Hindi" style:font-style-complex="normal"/>
    </style:style>
    <style:style style:name="T4" style:family="text">
      <style:text-properties fo:font-style="normal" fo:font-weight="bold" style:font-name-asian="DejaVu Sans" style:font-style-asian="normal" style:font-weight-asian="bold" style:font-name-complex="Lohit Hindi" style:font-style-complex="normal" style:font-weight-complex="bold"/>
    </style:style>
    <style:style style:name="T5" style:family="text">
      <style:text-properties fo:font-style="normal" style:font-style-asian="normal" style:font-style-complex="normal"/>
    </style:style>
    <style:style style:name="T6" style:family="text">
      <style:text-properties style:font-name="Courier 10 Pitch" fo:font-size="10pt" fo:font-style="normal" style:font-name-asian="DejaVu Sans" style:font-size-asian="10pt" style:font-style-asian="normal" style:font-name-complex="Lohit Hindi" style:font-size-complex="10pt" style:font-style-complex="normal"/>
    </style:style>
    <style:style style:name="T7" style:family="text">
      <style:text-properties style:font-name="Courier 10 Pitch" fo:font-size="10pt" fo:font-style="normal" fo:font-weight="bold" style:font-name-asian="DejaVu Sans" style:font-size-asian="10pt" style:font-style-asian="normal" style:font-weight-asian="bold" style:font-name-complex="Lohit Hindi" style:font-size-complex="10pt" style:font-style-complex="normal" style:font-weight-complex="bold"/>
    </style:style>
    <style:style style:name="T8" style:family="text">
      <style:text-properties style:font-name="Arial1" fo:font-size="12pt" style:font-size-asian="12pt" style:font-size-complex="12pt"/>
    </style:style>
    <style:style style:name="T9" style:family="text">
      <style:text-properties style:font-name="Arial1" fo:font-size="12pt" fo:font-style="normal" style:font-name-asian="DejaVu Sans" style:font-size-asian="12pt" style:font-style-asian="normal" style:font-name-complex="Lohit Hindi" style:font-size-complex="12pt"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imento para instalação ou atualização da base de dados do </text:p>
      <text:p text:style-name="P1">SIGA-ADM versão 11..11: </text:p>
      <text:p text:style-name="P1"/>
      <text:p text:style-name="P1">Professor Cleber Silva de Oliveira</text:p>
      <text:p text:style-name="P1">Pesquisador Orientador do Núcleo IFSP</text:p>
      <text:p text:style-name="P1">SIGAADM-EPCT / RENAPI / MEC</text:p>
      <text:p text:style-name="P1"/>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27">1. Introdução <text:tab/>1</text:p>
          <text:p text:style-name="P26">1.1. Atenção:<text:tab/>1</text:p>
          <text:p text:style-name="P26">1.2. Considerações: <text:tab/>2</text:p>
          <text:p text:style-name="P26">1.3. Permissões de acesso do postgresql:<text:tab/>3</text:p>
          <text:p text:style-name="P27">2. Instalação de Sistema Novo com Schema e dados iniciais:<text:tab/>3</text:p>
          <text:p text:style-name="P27">3. Atualização da ver. 10.12 <text:s/>para ver. 11.07:<text:tab/>3</text:p>
          <text:p text:style-name="P27">4. Atualização da ver. 11.07 <text:s/>para ver. 11.11:<text:tab/>4</text:p>
          <text:p text:style-name="P27">5. Realizar backup do Schema (estrutura do banco de dados) e dos dados em formato .sql (UTF8 ACII): <text:tab/>4</text:p>
          <text:p text:style-name="P27">6. O que fazer para atualizar uma base anterior a versão 10.12 para <text:s/>11.11<text:tab/>5</text:p>
        </text:index-body>
      </text:table-of-content>
      <text:p text:style-name="P2"/>
      <text:p text:style-name="P4"/>
      <text:h text:style-name="P37" text:outline-level="1">1. Introdução </text:h>
      <text:p text:style-name="P7"/>
      <text:p text:style-name="P4"><text:tab/>Este manual prevê uma instalação nova ou uma atualização da versão 10.12 para a versão 11.07 do sistema SIGA EPTC-ADM. Nesta versão mudamos o modo de atualização da base, antes realizamos a migração de dados de uma estrutura antiga para a nova estrutura do banco, agora quando existir uma base já alimentada da versão 10.12 poderá ser atualizada apenas utilizando o script. Ao fim deste manual também daremos instruções para migrações de versões anteriores.</text:p>
      <text:p text:style-name="P4"/>
      <text:h text:style-name="P34" text:outline-level="2" text:is-list-header="true">1.1. Atenção:</text:h>
      <text:p text:style-name="P21"/>
      <text:list xml:id="list1741361524" text:style-name="L1">
        <text:list-item>
          <text:list>
            <text:list-header>
              <text:p text:style-name="P22"><text:tab/>São suportados pela equipe de desenvolvimento sistemas que utilizam distribuições do Linux com base Ubuntu e/ou Debian, é possível a instalação do sistema em qualquer outro sistema operacional que ofereça uma ambiente Apache 2.2, PHP5 e PostgreSQL8.3, porém ficará a critério do administrados local resolver qualquer disparidade quando a configuração de <text:s/>ambiente fora do especificado por esta equipe. </text:p>
              <text:list>
                <text:list-item>
                  <text:list>
                    <text:list-header>
                      <text:p text:style-name="P22"><text:tab/>Faz-se necessário possuir conhecimentos prévios do ambiente do Shell do <text:soft-page-break/>Linux, SSH e PostgreSQL. </text:p>
                      <text:list>
                        <text:list-item>
                          <text:list>
                            <text:list-item>
                              <text:list>
                                <text:list-item>
                                  <text:list>
                                    <text:list-item>
                                      <text:list>
                                        <text:list-item>
                                          <text:list>
                                            <text:list-header>
                                              <text:p text:style-name="P22"><text:s/><text:tab/>Em casos de erros não previstos em ambiente de teste será necessário um estudo caso a caso. Porém esta previsto que sendo realizados os testes em 2 ou 3 ambiente já existentes não deveriam ocorrer problemas em condições padrões de uso. Poderão aparecer divergências se utilizada versões diferentes dos programas especificados pela equipe de desenvolvimento. Em caso de situações adversas as especificações e definições solicitamos que entre em contato imediato à equipe de suporte informando as versões dos serviços utilizados e quais foram as condições em que ocorreram o erro, descrevendo inclusive as mensagens apresentadas aumentando desta forma o desempenho da equipe a contextualização do problema e resolução do mesmo.</text:p>
                                            </text:list-header>
                                          </text:list>
                                        </text:list-item>
                                      </text:list>
                                    </text:list-item>
                                  </text:list>
                                </text:list-item>
                              </text:list>
                            </text:list-item>
                          </text:list>
                        </text:list-item>
                      </text:list>
                    </text:list-header>
                  </text:list>
                </text:list-item>
              </text:list>
            </text:list-header>
          </text:list>
        </text:list-item>
      </text:list>
      <text:p text:style-name="P3"/>
      <text:list xml:id="list1831691712" text:continue-numbering="true" text:style-name="L1">
        <text:list-item>
          <text:list>
            <text:list-header>
              <text:h text:style-name="P36" text:outline-level="2">1.2. Considerações: </text:h>
              <text:list text:continue-numbering="true">
                <text:list-header>
                  <text:p text:style-name="P24"><text:span text:style-name="T1"><text:s/><text:tab/></text:span>Os caracteres "&lt;" e "&gt;" serão utilizados apenas por questões didáticas de indicar onde no comando deverá ser alterado, e eles não deverão permanecer após a substituição dos valores. na citação 8.{2,3,4}, seria ou 8.2, 8.3 ou 8.4, deverá ser identificada a versão excluindo tanto os demais valores, virgulas e chaves; </text:p>
                  <text:list>
                    <text:list-header>
                      <text:p text:style-name="P24"><text:span text:style-name="T1"><text:s/><text:tab/>&lt;host&gt; </text:span>- deverá ser substituído pelo endereço da maquina onde possui o banco de dados instalado. </text:p>
                    </text:list-header>
                  </text:list>
                  <text:p text:style-name="P24">Em caso de estar na mesma maquina utilizar a referência "localhost" em caso de estar em outra maquina deverá ser informado o IP da maquina e não pode-se esquecer de dar permissão de acesso ao IP que você esta <text:s/>utilizando como cliente do backup, para isto deverá ser dado este privilégio na sessão "# IPv4 local <text:span text:style-name="T2">connections</text:span>:" do arquivo /etc/postgresql/8.{2,3,4}/main/pg_hba.conf da maquina servidora do banco. </text:p>
                  <text:p text:style-name="P24"><text:span text:style-name="T1"><text:s/><text:tab/>&lt;porta&gt;</text:span> - informasse a porta de <text:span text:style-name="T2">listener</text:span> do PostgreSQL normalmente 5432, porém se o administrador tiver alterado deverá ser informado a porta atual; </text:p>
                  <text:p text:style-name="P24"><text:span text:style-name="T1"><text:s/><text:tab/>&lt;usuário do postgres&gt;</text:span> <text:s/>- por padrão "postgres", se diferente trocar pelo usuário que é utilizado em seu banco customizado;</text:p>
                  <text:p text:style-name="P24"><text:s/><text:tab/><text:span text:style-name="T1">&lt;caminho&gt;</text:span> - deverá ser indicado o diretório onde será gravado o arquivo, não esquecer este caminho pois será necessário para a futura recuperação dos dados; </text:p>
                  <text:p text:style-name="P24"><text:span text:style-name="T1"><text:s/><text:tab/>&lt;nome da base&gt;</text:span> - nome <text:s/>da base de dados, por padrão "dbsiga", se houver <text:soft-page-break/>sido alterada informar o novo nome; </text:p>
                  <text:p text:style-name="P25"/>
                </text:list-header>
              </text:list>
              <text:h text:style-name="P35" text:outline-level="2">1.3. Permissões de acesso do postgresql:</text:h>
            </text:list-header>
          </text:list>
        </text:list-item>
      </text:list>
      <text:p text:style-name="P4"><text:tab/>Para acessar a base do postgresql de um computador remoto é necessário trabalhar as permissões do banco no arquivo /etc/postgresql/8.3/main/pg_hba.conf, para isso encontre a sessão do arquivo identificada como <text:s/>“<text:span text:style-name="T4">#IPv4 local connections</text:span>” e insira a permissão de confiável (trust) para seu ip e mascará:</text:p>
      <text:p text:style-name="P18"><text:span text:style-name="T4">host<text:tab/>all<text:tab/>all<text:tab/><text:tab/>127.0.0.1/32<text:tab/>trust <text:s/></text:span><text:s/>#para acesso local</text:p>
      <text:p text:style-name="P11"><text:span text:style-name="T7">host<text:tab/>all<text:tab/>all<text:tab/><text:tab/>&lt;IP&gt;/&lt;MASK&gt;<text:tab/><text:tab/>trust</text:span><text:span text:style-name="T6"> <text:s text:c="2"/>#para acesso remot</text:span>o</text:p>
      <text:p text:style-name="P4"/>
      <text:p text:style-name="P4"><text:tab/>Onde o &lt;IP&gt; deverá ser substituído pelo endereço da maquina que você quer utilizar como cliente de acesso ao banco. E &lt;MASK&gt; representa a visão de endereços dada pela mascara de subrede que por padrão seriam /0, /8, /16 , /24 e /32.</text:p>
      <text:p text:style-name="P4"><text:tab/>Porém é recomendasse o uso de ssh para acessar o servidor de só permitir o acesso local ao banco.</text:p>
      <text:p text:style-name="P5"/>
      <text:h text:style-name="P38" text:outline-level="1"><text:span text:style-name="T5">2. </text:span><text:span text:style-name="T5">Instalação de Sistema Novo com Schema e dados iniciais:</text:span></text:h>
      <text:p text:style-name="P6"><text:tab/></text:p>
      <text:p text:style-name="P4"><text:tab/>Em uma instalação nova do sistema só é necessário a execução de 3 scripts após a cópia de todos os arquivos do sistema executar com o usuário postgres:</text:p>
      <text:p text:style-name="P8"/>
      <text:p text:style-name="P12"><text:span text:style-name="T1">sudo su postgres</text:span> </text:p>
      <text:p text:style-name="P12"># Loga uma sessão com o usuário postgres necessário na manipulação e administração do banco pelo cliente psql;</text:p>
      <text:p text:style-name="P14">caminho=/var/www/miolo/modules/config/sql/11.07/ </text:p>
      <text:p text:style-name="P12">#define uma variável caminho para simplificação na execução do script</text:p>
      <text:p text:style-name="P14">psql -U &lt;usuário_do_postgres&gt; -f <text:s/>$caminho/new_schema_sigaepct_adm_1107.sql</text:p>
      <text:p text:style-name="P12"># executa o script que cria o database dbsiga e sua estrutura de objetos</text:p>
      <text:p text:style-name="P20">psql -U &lt;usuário_do_postgres&gt; -d &lt;nome da base&gt; -f <text:s/>$caminho/new_data_sigaepct_adm_1107.sql</text:p>
      <text:p text:style-name="P12"># executa o script que alimenta os dados no database dbsiga</text:p>
      <text:p text:style-name="P15">psql -U &lt;usuário_do_postgres&gt; -d &lt;nome da base&gt; -f <text:s/>$caminho/upgrade_sequences_sigaepct_adm_1107.sql</text:p>
      <text:p text:style-name="P12"># executa o script que atualiza os valores das sequences a partir dos valores maximos nas tabelas correspondentes.</text:p>
      <text:p text:style-name="P12"/>
      <text:p text:style-name="P8"/>
      <text:list xml:id="list922713685" text:style-name="L2">
        <text:list-header>
          <text:h text:style-name="P39" text:outline-level="1">3. Atualização da ver. 10.12 <text:s/>para ver. 11.07:</text:h>
        </text:list-header>
      </text:list>
      <text:p text:style-name="P4"/>
      <text:p text:style-name="P4"><text:tab/>Em uma atualização do sistema da versão 10.12 para 11.07, é necessário a execução de 2 scripts após a cópia de todos os arquivos do sistema executar com o <text:soft-page-break/>usuário postgres:</text:p>
      <text:p text:style-name="P8"/>
      <text:p text:style-name="P12"><text:span text:style-name="T1">sudo su postgres</text:span> </text:p>
      <text:p text:style-name="P12"># Loga uma sessão com o usuário postgres necessário na manipulação e administração do banco pelo cliente psql;</text:p>
      <text:p text:style-name="P14">caminho=/var/www/miolo/modules/config/sql/11.07/ </text:p>
      <text:p text:style-name="P32">#define uma variável caminho para simplificação na execução do script;</text:p>
      <text:p text:style-name="P15">psql -U &lt;usuário_do_postgres&gt; -d &lt;nome da base&gt; -f <text:s/>$caminho/upgrade_sigaepct_adm_1012_4_1107.sql</text:p>
      <text:p text:style-name="P32"># executa o script que muda a estrutura e alimenta novos dados em um database dbsiga já existente;</text:p>
      <text:p text:style-name="P15">psql -U &lt;usuário_do_postgres&gt; -d &lt;nome da base&gt; -f <text:s text:c="2"/>$caminho/upgrade_sequences_sigaepct_adm_1107.sql</text:p>
      <text:p text:style-name="P12"># executa o script que atualiza os valores das sequences a partir dos valores maximos nas tabelas correspondentes;</text:p>
      <text:p text:style-name="P8"/>
      <text:list xml:id="list1101804410" text:continue-numbering="true" text:style-name="L2">
        <text:list-header>
          <text:h text:style-name="P39" text:outline-level="1">4. Atualização da ver. 11.07 <text:s/>para ver. 11.11:</text:h>
        </text:list-header>
      </text:list>
      <text:p text:style-name="P4"/>
      <text:p text:style-name="P4"><text:tab/>Em uma atualização do sistema da versão 11.07 para 11.11, é necessário a execução de 1 script após a cópia de todos os arquivos do sistema executar com o usuário postgres:</text:p>
      <text:p text:style-name="P4"/>
      <text:p text:style-name="P15">caminho=/var/www/miolo/modules/config/sql/11.11/ </text:p>
      <text:p text:style-name="P32"/>
      <text:p text:style-name="P15">psql -U &lt;usuário_do_postgres&gt; -d &lt;nome da base&gt; -f $caminho/ajustes11.11.sql</text:p>
      <text:p text:style-name="P12"># executa o script que atualiza estrutura e dados da base da versão 11.07 para 11.11.</text:p>
      <text:p text:style-name="P9"><text:tab/></text:p>
      <text:list xml:id="list1744357140" text:continue-numbering="true" text:style-name="L2">
        <text:list-header>
          <text:h text:style-name="P40" text:outline-level="1">5. Realizar backup do Schema (estrutura do banco de dados) e dos dados em formato .sql (UTF8 ACII): </text:h>
        </text:list-header>
      </text:list>
      <text:p text:style-name="P8"/>
      <text:p text:style-name="P8">Estrutura do banco de dados:</text:p>
      <text:p text:style-name="P12"/>
      <text:p text:style-name="P18"><text:span text:style-name="T3">/usr/bin/pg_dump --host </text:span>&lt;host&gt;<text:span text:style-name="T3"> --port </text:span>&lt;porta&gt;<text:span text:style-name="T3"> --username </text:span>&lt;usuário_do_postgres&gt;<text:span text:style-name="T3"> --format plain --data-only --disable-triggers --column-inserts --disable-dollar-quoting --verbose --file "</text:span>&lt;caminho&gt;<text:span text:style-name="T3">/dbsiga_dados.sql" </text:span>&lt;nome da base&gt; </text:p>
      <text:p text:style-name="P8"/>
      <text:p text:style-name="P8">Exportando os dados:</text:p>
      <text:p text:style-name="P12"/>
      <text:p text:style-name="P12">/usr/bin/pg_dump --host <text:span text:style-name="T1">&lt;host&gt;</text:span> --port <text:span text:style-name="T1">&lt;porta&gt;</text:span> --username <text:span text:style-name="T1">&lt;usuário_do_postgres&gt;</text:span> --format plain --schema-only --no-owner --create --column-inserts --disable-dollar-quoting --verbose --file "<text:span text:style-name="T1">&lt;caminho&gt;</text:span>/dbsiga_schema.sql" <text:span text:style-name="T1">&lt;nome da base&gt; </text:span></text:p>
      <text:p text:style-name="P4"/>
      <text:list xml:id="list2172402762" text:continue-numbering="true" text:style-name="L2">
        <text:list-header>
          <text:h text:style-name="P41" text:outline-level="1"><text:soft-page-break/><text:span text:style-name="T9">6. O que fazer para atualizar uma base anterior a versão 10.12 para <text:s/>11.11</text:span></text:h>
        </text:list-header>
      </text:list>
      <text:h text:style-name="P42" text:outline-level="3"/>
      <text:p text:style-name="P10"><text:tab/>Considerando que por ser um <text:s/>sistema legado em diversas instituições que foram pilotos do projeto deste 2007, quando atualizamos a estrutura da base de dados não destruímos <text:s/>nenhum de seus objetos e tomamos o cuidado da resolução dos campos serem sempre superior igual ou superior a anterior. Com o tempo foram modificados alguns dos tipos de dados destes campos porém, uma vez que exportados os dados com saída no formato de INSERT segundo o SQL ANSI, ao rodar estes script gerado com os dados os dados se convertem de texto para os formatos devidos de <text:span text:style-name="T2">integer</text:span> ou <text:span text:style-name="T2">numeric</text:span>, se for o caso.</text:p>
      <text:p text:style-name="P19"><text:tab/><text:span text:style-name="T8">Então considerando as condições supracitadas, entende-se que teóricamente, baseado em ações tomadas em ambientes de testes, se exportados os dados antigos para arquivo sugerido como</text:span> <text:span text:style-name="T6">"</text:span><text:span text:style-name="T7">&lt;caminho&gt;</text:span><text:span text:style-name="T6">/dbsiga_dados.sql"</text:span> <text:span text:style-name="T8">conforme descrito no item 5, destruir o banco dbsiga anterior, construir o novo esquema, importar os dados do arquivo <text:s/>sugerido como </text:span><text:span text:style-name="T6">"</text:span><text:span text:style-name="T7">&lt;caminho&gt;</text:span><text:span text:style-name="T6">/dbsiga_dados.sql", </text:span><text:span text:style-name="T9">os dados entrariam na nova estrutura tranquilamente, depois que subirem os dados na base, seria necessário rodar o script </text:span><text:span text:style-name="T6">upgrade_sigaepct_adm_old_4_1107.sql</text:span><text:span text:style-name="T9"> , segue um exemplo de como seriam abaixo:</text:span></text:p>
      <text:p text:style-name="P17">sudo su postgres </text:p>
      <text:p text:style-name="P13"># Loga uma sessão com o usuário postgres necessário na manipulação e administração do banco pelo cliente psql;</text:p>
      <text:p text:style-name="P15">caminho=/var/www/miolo/modules/config/sql/11.07/ </text:p>
      <text:p text:style-name="P13">#define uma variável caminho para simplificação na execução do script</text:p>
      <text:p text:style-name="P13"/>
      <text:p text:style-name="P13"><text:span text:style-name="T1">/usr/bin/pg_dump --host &lt;host&gt; --port &lt;porta&gt; --username &lt;usuário_do_postgres&gt; --format plain --schema-only --no-owner --create --column-inserts --disable-dollar-quoting --verbose --file "</text:span><text:span text:style-name="T1">$</text:span><text:span text:style-name="T1">caminho/dbsiga_schema.sql" &lt;nome da base&gt; </text:span></text:p>
      <text:p text:style-name="P13"># exporta os dados no dbsiga para recuperação futura</text:p>
      <text:p text:style-name="P15">psql -U &lt;nome do usuário do banco&gt; -c “drop database &lt;nome da base&gt;”;</text:p>
      <text:p text:style-name="P16"># destrói o banco de dados anterior</text:p>
      <text:p text:style-name="P13"><text:span text:style-name="T1">psql -U </text:span>&lt;usuário_do_postgres&gt;<text:span text:style-name="T1"> -f <text:s/>$caminho/new_schema_sigaepct_adm_1107.sql</text:span></text:p>
      <text:p text:style-name="P13"># executa o script que cria o database dbsiga e sua estrutura de objetos</text:p>
      <text:p text:style-name="P15">psql -U &lt;usuário_do_postgres&gt; -d &lt;nome da base&gt; -f <text:s/>$caminho/dbsiga_schema.sql</text:p>
      <text:p text:style-name="P13"># executa o script que alimenta os dados no dbsiga exportados previamente; </text:p>
      <text:p text:style-name="P15">psql -U &lt;usuário_do_postgres&gt; -d &lt;nome da base&gt; -f <text:s/>$caminho/upgrade_sigaepct_adm_old_4_1107.sql</text:p>
      <text:p text:style-name="P32"># executa o script que atualiza os valores de algumas tabelas conforme necessidades da versão 11.07;</text:p>
      <text:p text:style-name="P32"/>
      <text:p text:style-name="P15">psql -U &lt;usuário_do_postgres&gt; -d &lt;nome da base&gt; -f $caminho/upgrade_sequences_sigaepct_adm_1107.sql</text:p>
      <text:p text:style-name="P18"># executa o script que atualiza os valores das sequences a partir dos valores máximos nas tabelas correspondentes.</text:p>
      <text:p text:style-name="P18"><text:soft-page-break/></text:p>
      <text:p text:style-name="P15">caminho1111=/var/www/miolo/modules/config/sql/11.11/ </text:p>
      <text:p text:style-name="P32"/>
      <text:p text:style-name="P15">psql -U &lt;usuário_do_postgres&gt; -d &lt;nome da base&gt; -f $caminho1111/ajustes11.11.sql</text:p>
      <text:p text:style-name="P18"># executa o script que atualiza estrutura e dados da base da versão 11.07 para 11.11.</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ber </meta:initial-creator>
    <meta:creation-date>2011-04-12T13:31:51</meta:creation-date>
    <dc:date>2011-11-11T11:07:58</dc:date>
    <dc:creator>Cleber Oliveira</dc:creator>
    <meta:editing-duration>PT9H3M49S</meta:editing-duration>
    <meta:editing-cycles>18</meta:editing-cycles>
    <meta:generator>LibreOffice/3.4$Linux LibreOffice_project/340m1$Build-302</meta:generator>
    <meta:document-statistic meta:table-count="0" meta:image-count="0" meta:object-count="0" meta:page-count="6" meta:paragraph-count="91" meta:word-count="1531" meta:character-count="10182" meta:non-whitespace-character-count="8687"/>
  </office:meta>
</office:document-meta>
</file>